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Cambria Math" svg:font-family="'Cambria Math'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31cm" fo:min-width="27.772cm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9.13cm" fo:min-width="3.951cm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vertical-align="middle" draw:auto-grow-height="false" fo:min-height="9.13cm" fo:min-width="14.709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7.733cm" fo:min-width="8.707cm" fo:padding-top="0.151cm" fo:padding-bottom="0.151cm" fo:padding-left="0.276cm" fo:padding-right="0.276cm" loext:decorative="fals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1.112cm" fo:min-width="0.864cm" fo:padding-top="0.151cm" fo:padding-bottom="0.151cm" fo:padding-left="0.276cm" fo:padding-right="0.276cm" fo:wrap-option="wrap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112cm" fo:min-width="0.865cm" fo:padding-top="0.151cm" fo:padding-bottom="0.151cm" fo:padding-left="0.276cm" fo:padding-right="0.276cm" fo:wrap-option="wrap" loext:decorative="false"/>
    </style:style>
    <style:style style:name="gr7" style:family="graphic" style:parent-style-name="objectwithoutfill">
      <style:graphic-properties svg:stroke-width="0.053cm" svg:stroke-color="#000000" draw:marker-start-width="0.279cm" draw:marker-end="Pontas_20_das_20_setas_20_1" draw:marker-end-width="0.3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53cm" svg:stroke-color="#000000" draw:marker-start-width="0.279cm" draw:marker-end="Pontas_20_das_20_setas_20_2" draw:marker-end-width="0.379cm" draw:fill="none" draw:textarea-vertical-align="middle" fo:padding-top="0.151cm" fo:padding-bottom="0.151cm" fo:padding-left="0.276cm" fo:padding-right="0.276cm" loext:decorative="false"/>
    </style:style>
    <style:style style:name="gr9" style:family="graphic" style:parent-style-name="objectwithoutfill">
      <style:graphic-properties svg:stroke-width="0.053cm" svg:stroke-color="#000000" draw:marker-start-width="0.279cm" draw:marker-end="Pontas_20_das_20_setas_20_3" draw:marker-end-width="0.379cm" draw:fill="none" draw:textarea-vertical-align="middle" fo:padding-top="0.151cm" fo:padding-bottom="0.151cm" fo:padding-left="0.276cm" fo:padding-right="0.276cm" loext:decorative="false"/>
    </style:style>
    <style:style style:name="gr10" style:family="graphic" style:parent-style-name="objectwithoutfill">
      <style:graphic-properties svg:stroke-width="0.053cm" svg:stroke-color="#000000" draw:marker-start-width="0.279cm" draw:marker-end="Pontas_20_das_20_setas_20_4" draw:marker-end-width="0.379cm" draw:fill="none" draw:textarea-vertical-align="middle" fo:padding-top="0.151cm" fo:padding-bottom="0.151cm" fo:padding-left="0.276cm" fo:padding-right="0.276cm" loext:decorative="false"/>
    </style:style>
    <style:style style:name="gr11" style:family="graphic" style:parent-style-name="objectwithoutfill">
      <style:graphic-properties svg:stroke-width="0.053cm" svg:stroke-color="#000000" draw:marker-start-width="0.279cm" draw:marker-end="Pontas_20_das_20_setas_20_5" draw:marker-end-width="0.379cm" draw:fill="none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1.682cm" loext:decorative="false"/>
      <style:paragraph-properties style:writing-mode="lr-tb"/>
    </style:style>
    <style:style style:name="gr13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1.681cm" loext:decorative="false"/>
      <style:paragraph-properties style:writing-mode="lr-tb"/>
    </style:style>
    <style:style style:name="gr14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1.735cm" loext:decorative="false"/>
      <style:paragraph-properties style:writing-mode="lr-tb"/>
    </style:style>
    <style:style style:name="gr15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1.84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Cambria Math1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Cambria Math1"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000000" loext:opacity="100%" style:font-name="Cambria Math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000000" loext:opacity="100%" style:font-name="Cambria Math1" fo:font-size="32pt" fo:font-style="italic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2" style:family="text">
      <style:text-properties fo:color="#000000" loext:opacity="100%" style:font-name="Cambria Math1" fo:font-size="32pt" fo:font-style="italic" fo:font-weight="normal" style:font-name-asian="Cambria Math" style:font-size-asian="32pt" style:font-style-asian="italic" style:font-weight-asian="normal" style:font-name-complex="Cambria Math" style:font-size-complex="32pt" style:font-style-complex="italic" style:font-weight-complex="normal"/>
    </style:style>
    <style:style style:name="T3" style:family="text">
      <style:text-properties fo:color="#000000" loext:opacity="100%" style:font-name="Cambria Math1" fo:font-size="32pt" fo:font-style="italic" style:text-underline-style="none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4" style:family="text">
      <style:text-properties fo:color="#000000" loext:opacity="100%" style:text-position="sub 58%" style:font-name="Cambria Math1" fo:font-size="32pt" fo:font-style="italic" style:text-underline-style="none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5" style:family="text">
      <style:text-properties fo:color="#000000" loext:opacity="100%" style:text-position="sub 58%" style:font-name="Cambria Math1" fo:font-size="32pt" fo:font-style="italic" fo:font-weight="normal" style:font-name-asian="Liberation Sans1" style:font-size-asian="32pt" style:font-style-asian="italic" style:font-weight-asian="normal" style:font-name-complex="Liberation Sans1" style:font-size-complex="32pt" style:font-style-complex="italic" style:font-weight-complex="normal"/>
    </style:style>
    <style:style style:name="T6" style:family="text">
      <style:text-properties fo:color="#000000" loext:opacity="100%" style:text-position="sub 58%" style:font-name="Cambria Math1" fo:font-size="32pt" fo:font-style="italic" fo:font-weight="normal" style:font-name-asian="Cambria Math" style:font-size-asian="32pt" style:font-style-asian="italic" style:font-weight-asian="normal" style:font-name-complex="Cambria Math" style:font-size-complex="32pt" style:font-style-complex="italic" style:font-weight-complex="normal"/>
    </style:style>
    <style:style style:name="T7" style:family="text">
      <style:text-properties fo:color="#000000" loext:opacity="100%" style:font-name="Cambria Math" fo:font-size="32pt" fo:font-style="italic" fo:font-weight="normal" style:font-name-asian="Cambria Math" style:font-size-asian="32pt" style:font-style-asian="italic" style:font-weight-asian="normal" style:font-name-complex="Cambria Math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8.272cm" svg:height="11.181cm" svg:x="0.728cm" svg:y="1.0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03cm" svg:height="9.432cm" svg:x="20.227cm" svg:y="1.7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261cm" svg:height="9.432cm" svg:x="3.714cm" svg:y="1.7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259cm" svg:height="8.035cm" svg:x="7.991cm" svg:y="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2cm" svg:height="2cm" svg:x="13.498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03cm" svg:height="2cm" svg:x="26.49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6.5cm" svg:y1="5.25cm" svg:x2="23.75cm" svg:y2="5.25cm">
          <text:p/>
        </draw:line>
        <draw:line draw:style-name="gr8" draw:text-style-name="P3" draw:layer="layout" svg:x1="21.479cm" svg:y1="5.26cm" svg:x2="15.724cm" svg:y2="5.26cm">
          <text:p/>
        </draw:line>
        <draw:line draw:style-name="gr9" draw:text-style-name="P3" draw:layer="layout" svg:x1="2.964cm" svg:y1="5.26cm" svg:x2="4.715cm" svg:y2="5.26cm">
          <text:p/>
        </draw:line>
        <draw:line draw:style-name="gr10" draw:text-style-name="P3" draw:layer="layout" svg:x1="6.967cm" svg:y1="5.26cm" svg:x2="9.219cm" svg:y2="5.26cm">
          <text:p/>
        </draw:line>
        <draw:line draw:style-name="gr11" draw:text-style-name="P3" draw:layer="layout" svg:x1="11.47cm" svg:y1="5.26cm" svg:x2="13.221cm" svg:y2="5.26cm">
          <text:p/>
        </draw:line>
        <draw:frame draw:style-name="gr12" draw:text-style-name="P5" draw:layer="layout" svg:width="2.002cm" svg:height="1.932cm" svg:x="0.998cm" svg:y="5.75cm">
          <draw:text-box>
            <text:p text:style-name="P4"><text:span text:style-name="T1">α</text:span></text:p>
          </draw:text-box>
        </draw:frame>
        <draw:frame draw:style-name="gr13" draw:text-style-name="P5" draw:layer="layout" svg:width="2.002cm" svg:height="1.931cm" svg:x="4.787cm" svg:y="5.946cm">
          <draw:text-box>
            <text:p text:style-name="P4"><text:span text:style-name="T2">ϴ</text:span></text:p>
          </draw:text-box>
        </draw:frame>
        <draw:frame draw:style-name="gr13" draw:text-style-name="P6" draw:layer="layout" svg:width="2.004cm" svg:height="1.931cm" svg:x="9.496cm" svg:y="5.75cm">
          <draw:text-box>
            <text:p text:style-name="P4"><text:span text:style-name="T3">z</text:span><text:span text:style-name="T4">n</text:span></text:p>
          </draw:text-box>
        </draw:frame>
        <draw:frame draw:style-name="gr14" draw:text-style-name="P5" draw:layer="layout" svg:width="2.252cm" svg:height="1.985cm" svg:x="13.498cm" svg:y="5.765cm">
          <draw:text-box>
            <text:p text:style-name="P4"><text:span text:style-name="T1">w</text:span><text:span text:style-name="T5">n</text:span></text:p>
          </draw:text-box>
        </draw:frame>
        <draw:frame draw:style-name="gr13" draw:text-style-name="P7" draw:layer="layout" svg:width="2.003cm" svg:height="1.931cm" svg:x="21.497cm" svg:y="6cm">
          <draw:text-box>
            <text:p text:style-name="P4"><text:span text:style-name="T2">β</text:span><text:span text:style-name="T6">k</text:span></text:p>
          </draw:text-box>
        </draw:frame>
        <draw:frame draw:style-name="gr12" draw:text-style-name="P5" draw:layer="layout" svg:width="2.003cm" svg:height="1.932cm" svg:x="26.5cm" svg:y="5.818cm">
          <draw:text-box>
            <text:p text:style-name="P4"><text:span text:style-name="T7">η</text:span></text:p>
          </draw:text-box>
        </draw:frame>
        <draw:frame draw:style-name="gr15" draw:text-style-name="P5" draw:layer="layout" svg:width="2.002cm" svg:height="2.097cm" svg:x="17.196cm" svg:y="9.636cm">
          <draw:text-box>
            <text:p text:style-name="P4"><text:span text:style-name="T1">M</text:span></text:p>
          </draw:text-box>
        </draw:frame>
        <draw:frame draw:style-name="gr12" draw:text-style-name="P5" draw:layer="layout" svg:width="2.001cm" svg:height="1.932cm" svg:x="15.499cm" svg:y="9cm">
          <draw:text-box>
            <text:p text:style-name="P4"><text:span text:style-name="T1">N</text:span></text:p>
          </draw:text-box>
        </draw:frame>
        <draw:frame draw:style-name="gr12" draw:text-style-name="P5" draw:layer="layout" svg:width="2.003cm" svg:height="1.932cm" svg:x="23cm" svg:y="9.75cm">
          <draw:text-box>
            <text:p text:style-name="P4"><text:span text:style-name="T1">K</text:span></text:p>
          </draw:text-box>
        </draw:frame>
        <draw:custom-shape draw:style-name="gr6" draw:text-style-name="P1" draw:layer="layout" svg:width="2.003cm" svg:height="2cm" svg:x="21.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03cm" svg:height="2cm" svg:x="9.49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03cm" svg:height="2cm" svg:x="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03cm" svg:height="2cm" svg:x="0.997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Cambria Math" svg:font-family="'Cambria Math'"/>
    <style:font-face style:name="Cambria Math1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01cm" fo:margin-bottom="0.889cm" fo:margin-left="0.795cm" fo:margin-right="0.805cm" fo:page-width="29.7cm" fo:page-height="13.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8T12:22:50.436093400</meta:creation-date>
    <dc:date>2025-07-19T14:01:58.016267400</dc:date>
    <meta:editing-duration>PT34M8S</meta:editing-duration>
    <meta:editing-cycles>6</meta:editing-cycles>
    <meta:generator>LibreOffice/25.2.5.2$Windows_X86_64 LibreOffice_project/03d19516eb2e1dd5d4ccd751a0d6f35f35e08022</meta:generator>
    <meta:print-date>2025-07-18T13:14:28.455912600</meta:print-date>
    <meta:printed-by>Arquivos PDF</meta:printed-by>
    <meta:document-statistic meta:object-count="24"/>
  </office:meta>
</office:document-meta>
</file>